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1">
      <style:text-properties officeooo:rsid="000f42d7" officeooo:paragraph-rsid="000f42d7"/>
    </style:style>
    <style:style style:name="P14" style:family="paragraph" style:parent-style-name="Heading_20_2">
      <style:text-properties officeooo:rsid="0011ef15" officeooo:paragraph-rsid="0011ef15"/>
    </style:style>
    <style:style style:name="P15" style:family="paragraph" style:parent-style-name="Heading_20_2">
      <style:text-properties officeooo:rsid="00126a9a" officeooo:paragraph-rsid="00126a9a"/>
    </style:style>
    <style:style style:name="P16" style:family="paragraph" style:parent-style-name="Heading_20_1">
      <style:text-properties officeooo:paragraph-rsid="001372aa"/>
    </style:style>
    <style:style style:name="P17" style:family="paragraph" style:parent-style-name="Text_20_body">
      <style:paragraph-properties fo:text-align="start" style:justify-single-word="false"/>
      <style:text-properties style:font-name="Liberation Serif" officeooo:rsid="0011ef15" officeooo:paragraph-rsid="0011ef15"/>
    </style:style>
    <style:style style:name="T1" style:family="text">
      <style:text-properties officeooo:rsid="001252b3"/>
    </style:style>
    <style:style style:name="T2" style:family="text">
      <style:text-properties officeooo:rsid="000a6e7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he users export key bundles and share them with others to establish connection and the Double Ratchet algorithm is used to exchange encrypted messages.</text:p>
      <text:p text:style-name="P8"/>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4</text:a></text:p>
          <text:p text:style-name="P11"><text:a xlink:type="simple" xlink:href="#__RefHeading___Toc167_2348782910" text:style-name="Index_20_Link" text:visited-style-name="Index_20_Link">2.1 Encryption and Cryptographic Protocols<text:tab/>4</text:a></text:p>
          <text:p text:style-name="P11"><text:a xlink:type="simple" xlink:href="#__RefHeading___Toc169_2348782910" text:style-name="Index_20_Link" text:visited-style-name="Index_20_Link">2.2 Elliptic Curves and X25519<text:tab/>4</text:a></text:p>
          <text:p text:style-name="P11"><text:a xlink:type="simple" xlink:href="#__RefHeading___Toc171_2348782910" text:style-name="Index_20_Link" text:visited-style-name="Index_20_Link">2.3 X3DH<text:tab/>4</text:a></text:p>
          <text:p text:style-name="P11"><text:a xlink:type="simple" xlink:href="#__RefHeading___Toc173_2348782910" text:style-name="Index_20_Link" text:visited-style-name="Index_20_Link">2.4 Double Ratchet<text:tab/>4</text:a></text:p>
          <text:p text:style-name="P10"><text:a xlink:type="simple" xlink:href="#__RefHeading___Toc19_2482707594" text:style-name="Index_20_Link" text:visited-style-name="Index_20_Link">3. Design<text:tab/>4</text:a></text:p>
          <text:p text:style-name="P11"><text:a xlink:type="simple" xlink:href="#__RefHeading___Toc217_2348782910" text:style-name="Index_20_Link" text:visited-style-name="Index_20_Link">3.1 Class Structure and Interactions<text:tab/>4</text:a></text:p>
          <text:p text:style-name="P11"><text:a xlink:type="simple" xlink:href="#__RefHeading___Toc219_2348782910" text:style-name="Index_20_Link" text:visited-style-name="Index_20_Link">3.2 Cryptography<text:tab/>4</text:a></text:p>
          <text:p text:style-name="P11"><text:a xlink:type="simple" xlink:href="#__RefHeading___Toc221_2348782910" text:style-name="Index_20_Link" text:visited-style-name="Index_20_Link">3.3 Network Protocol<text:tab/>4</text:a></text:p>
          <text:p text:style-name="P11"><text:a xlink:type="simple" xlink:href="#__RefHeading___Toc223_2348782910" text:style-name="Index_20_Link" text:visited-style-name="Index_20_Link">3.4 User Interface<text:tab/>4</text:a></text:p>
          <text:p text:style-name="P10"><text:a xlink:type="simple" xlink:href="#__RefHeading___Toc21_2482707594" text:style-name="Index_20_Link" text:visited-style-name="Index_20_Link">4. Implementation<text:tab/>4</text:a></text:p>
          <text:p text:style-name="P11"><text:a xlink:type="simple" xlink:href="#__RefHeading___Toc225_2348782910" text:style-name="Index_20_Link" text:visited-style-name="Index_20_Link">4.1 X25519<text:tab/>4</text:a></text:p>
          <text:p text:style-name="P11"><text:a xlink:type="simple" xlink:href="#__RefHeading___Toc227_2348782910" text:style-name="Index_20_Link" text:visited-style-name="Index_20_Link">4.2 X3DH<text:tab/>4</text:a></text:p>
          <text:p text:style-name="P11"><text:a xlink:type="simple" xlink:href="#__RefHeading___Toc229_2348782910" text:style-name="Index_20_Link" text:visited-style-name="Index_20_Link">4.3 Double Ratchet<text:tab/>4</text:a></text:p>
          <text:p text:style-name="P11"><text:a xlink:type="simple" xlink:href="#__RefHeading___Toc231_2348782910" text:style-name="Index_20_Link" text:visited-style-name="Index_20_Link">4.4 Integration of Cryptographic Protocols<text:tab/>4</text:a></text:p>
          <text:p text:style-name="P10"><text:a xlink:type="simple" xlink:href="#__RefHeading___Toc23_2482707594" text:style-name="Index_20_Link" text:visited-style-name="Index_20_Link">5. Sample Code<text:tab/>4</text:a></text:p>
          <text:p text:style-name="P10"><text:a xlink:type="simple" xlink:href="#__RefHeading___Toc25_2482707594" text:style-name="Index_20_Link" text:visited-style-name="Index_20_Link">6. Problems Solved<text:tab/>4</text:a></text:p>
          <text:p text:style-name="P10"><text:a xlink:type="simple" xlink:href="#__RefHeading___Toc27_2482707594" text:style-name="Index_20_Link" text:visited-style-name="Index_20_Link">7. Results<text:tab/>4</text:a></text:p>
          <text:p text:style-name="P10"><text:a xlink:type="simple" xlink:href="#__RefHeading___Toc29_2482707594" text:style-name="Index_20_Link" text:visited-style-name="Index_20_Link">8. Future Work<text:tab/>4</text:a></text:p>
          <text:p text:style-name="P10"><text:a xlink:type="simple" xlink:href="#__RefHeading___Toc268_2348782910" text:style-name="Index_20_Link" text:visited-style-name="Index_20_Link">References<text:tab/>5</text:a></text:p>
        </text:index-body>
      </text:table-of-content>
      <text:p text:style-name="P8"/>
      <text:h text:style-name="P12" text:outline-level="1"><text:bookmark-start text:name="__RefHeading___Toc15_2482707594"/>Motivation<text:bookmark-end text:name="__RefHeading___Toc15_2482707594"/></text:h>
      <text:p text:style-name="Text_20_body"><text:tab/></text:p>
      <text:h text:style-name="P13" text:outline-level="1"><text:bookmark-start text:name="__RefHeading___Toc17_2482707594"/><text:soft-page-break/>Research<text:bookmark-end text:name="__RefHeading___Toc17_2482707594"/></text:h>
      <text:h text:style-name="P14" text:outline-level="2"><text:bookmark-start text:name="__RefHeading___Toc167_2348782910"/>Encryption and Cryptographic Protocols<text:bookmark-end text:name="__RefHeading___Toc167_2348782910"/></text:h>
      <text:h text:style-name="Heading_20_2" text:outline-level="2"><text:bookmark-start text:name="__RefHeading___Toc169_2348782910"/>Elliptic Curves and X25519<text:bookmark-end text:name="__RefHeading___Toc169_2348782910"/></text:h>
      <text:h text:style-name="P14" text:outline-level="2"><text:bookmark-start text:name="__RefHeading___Toc171_2348782910"/>X3DH<text:bookmark-end text:name="__RefHeading___Toc171_2348782910"/></text:h>
      <text:h text:style-name="P14" text:outline-level="2"><text:bookmark-start text:name="__RefHeading___Toc173_2348782910"/>Double Ratchet<text:bookmark-end text:name="__RefHeading___Toc173_2348782910"/></text:h>
      <text:h text:style-name="P13" text:outline-level="1"><text:bookmark-start text:name="__RefHeading___Toc19_2482707594"/>Design<text:bookmark-end text:name="__RefHeading___Toc19_2482707594"/></text:h>
      <text:h text:style-name="P15" text:outline-level="2"><text:bookmark-start text:name="__RefHeading___Toc217_2348782910"/>Class Structure and Interactions<text:bookmark-end text:name="__RefHeading___Toc217_2348782910"/></text:h>
      <text:h text:style-name="P15" text:outline-level="2"><text:bookmark-start text:name="__RefHeading___Toc219_2348782910"/>Cryptography<text:bookmark-end text:name="__RefHeading___Toc219_2348782910"/></text:h>
      <text:h text:style-name="P15" text:outline-level="2"><text:bookmark-start text:name="__RefHeading___Toc221_2348782910"/>Network Protocol<text:bookmark-end text:name="__RefHeading___Toc221_2348782910"/></text:h>
      <text:h text:style-name="P15" text:outline-level="2"><text:bookmark-start text:name="__RefHeading___Toc223_2348782910"/>User Interface<text:bookmark-end text:name="__RefHeading___Toc223_2348782910"/></text:h>
      <text:h text:style-name="P13" text:outline-level="1"><text:bookmark-start text:name="__RefHeading___Toc21_2482707594"/>Implementation<text:bookmark-end text:name="__RefHeading___Toc21_2482707594"/></text:h>
      <text:h text:style-name="P15" text:outline-level="2"><text:bookmark-start text:name="__RefHeading___Toc225_2348782910"/>X25519<text:bookmark-end text:name="__RefHeading___Toc225_2348782910"/></text:h>
      <text:h text:style-name="P15" text:outline-level="2"><text:bookmark-start text:name="__RefHeading___Toc227_2348782910"/>X3DH<text:bookmark-end text:name="__RefHeading___Toc227_2348782910"/></text:h>
      <text:h text:style-name="P15" text:outline-level="2"><text:bookmark-start text:name="__RefHeading___Toc229_2348782910"/>Double Ratchet<text:bookmark-end text:name="__RefHeading___Toc229_2348782910"/></text:h>
      <text:h text:style-name="P15" text:outline-level="2"><text:bookmark-start text:name="__RefHeading___Toc231_2348782910"/>Integration of Cryptographic Protocols<text:bookmark-end text:name="__RefHeading___Toc231_2348782910"/></text:h>
      <text:h text:style-name="P13" text:outline-level="1"><text:bookmark-start text:name="__RefHeading___Toc23_2482707594"/>Sample Code<text:bookmark-end text:name="__RefHeading___Toc23_2482707594"/></text:h>
      <text:h text:style-name="P13" text:outline-level="1"><text:bookmark-start text:name="__RefHeading___Toc25_2482707594"/>Problems Solved<text:bookmark-end text:name="__RefHeading___Toc25_2482707594"/></text:h>
      <text:h text:style-name="P13" text:outline-level="1"><text:bookmark-start text:name="__RefHeading___Toc27_2482707594"/>Results<text:bookmark-end text:name="__RefHeading___Toc27_2482707594"/></text:h>
      <text:h text:style-name="P13" text:outline-level="1"><text:bookmark-start text:name="__RefHeading___Toc29_2482707594"/>Future Work<text:bookmark-end text:name="__RefHeading___Toc29_2482707594"/></text:h>
      <text:h text:style-name="P16" text:outline-level="1" text:is-list-header="true"><text:bookmark-start text:name="__RefHeading___Toc268_2348782910"/><text:soft-page-break/>References<text:bookmark-end text:name="__RefHeading___Toc268_2348782910"/></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3-25T15:08:47.117658904</dc:date>
    <meta:editing-duration>PT29M15S</meta:editing-duration>
    <meta:editing-cycles>12</meta:editing-cycles>
    <meta:generator>LibreOffice/25.2.1.2$Linux_X86_64 LibreOffice_project/520$Build-2</meta:generator>
    <meta:document-statistic meta:table-count="1" meta:image-count="0" meta:object-count="0" meta:page-count="5" meta:paragraph-count="61" meta:word-count="265" meta:character-count="1631" meta:non-whitespace-character-count="1445"/>
  </office:meta>
</office:document-meta>
</file>